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Arial" fo:font-size="15.8000001907349pt" officeooo:rsid="0017f5af" officeooo:paragraph-rsid="0017f5af" style:font-size-asian="15.8000001907349pt" style:font-size-complex="15.8000001907349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7f5af" officeooo:paragraph-rsid="0017f5af" style:font-size-asian="15.8000001907349pt" style:font-style-asian="normal" style:font-size-complex="15.8000001907349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7f5af" officeooo:paragraph-rsid="001abe11" style:font-size-asian="15.8000001907349pt" style:font-style-asian="normal" style:font-size-complex="15.8000001907349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7f5af" officeooo:paragraph-rsid="001849c0" style:font-size-asian="15.8000001907349pt" style:font-style-asian="normal" style:font-size-complex="15.8000001907349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e0e4e" officeooo:paragraph-rsid="001e0e4e" style:font-size-asian="15.8000001907349pt" style:font-style-asian="normal" style:font-size-complex="15.8000001907349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e0e4e" officeooo:paragraph-rsid="001ea0ad" style:font-size-asian="15.8000001907349pt" style:font-style-asian="normal" style:font-size-complex="15.8000001907349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e0e4e" officeooo:paragraph-rsid="001fd967" style:font-size-asian="15.8000001907349pt" style:font-style-asian="normal" style:font-size-complex="15.8000001907349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e0e4e" officeooo:paragraph-rsid="002c9d16" style:font-size-asian="15.8000001907349pt" style:font-style-asian="normal" style:font-size-complex="15.8000001907349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Arial" fo:font-size="15.8000001907349pt" fo:font-style="normal" style:text-underline-style="none" officeooo:rsid="001e0e4e" officeooo:paragraph-rsid="00346a0a" style:font-size-asian="15.8000001907349pt" style:font-style-asian="normal" style:font-size-complex="15.8000001907349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5.8000001907349pt" officeooo:paragraph-rsid="00346a0a" style:font-size-asian="15.8000001907349pt" style:font-size-complex="15.8000001907349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Arial" fo:font-size="15.8000001907349pt" officeooo:rsid="001e0e4e" officeooo:paragraph-rsid="001fd967" style:font-size-asian="15.8000001907349pt" style:font-size-complex="15.8000001907349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192cef"/>
    </style:style>
    <style:style style:name="T5" style:family="text">
      <style:text-properties officeooo:rsid="00193690"/>
    </style:style>
    <style:style style:name="T6" style:family="text">
      <style:text-properties officeooo:rsid="001abe11"/>
    </style:style>
    <style:style style:name="T7" style:family="text">
      <style:text-properties officeooo:rsid="001ea0ad"/>
    </style:style>
    <style:style style:name="T8" style:family="text">
      <style:text-properties officeooo:rsid="001fd967"/>
    </style:style>
    <style:style style:name="T9" style:family="text">
      <style:text-properties officeooo:rsid="0021107a"/>
    </style:style>
    <style:style style:name="T10" style:family="text">
      <style:text-properties officeooo:rsid="00231440"/>
    </style:style>
    <style:style style:name="T11" style:family="text">
      <style:text-properties officeooo:rsid="00245daf"/>
    </style:style>
    <style:style style:name="T12" style:family="text">
      <style:text-properties officeooo:rsid="00279745"/>
    </style:style>
    <style:style style:name="T13" style:family="text">
      <style:text-properties officeooo:rsid="00291fb1"/>
    </style:style>
    <style:style style:name="T14" style:family="text">
      <style:text-properties officeooo:rsid="002b1c46"/>
    </style:style>
    <style:style style:name="T15" style:family="text">
      <style:text-properties officeooo:rsid="002c9d16"/>
    </style:style>
    <style:style style:name="T16" style:family="text">
      <style:text-properties officeooo:rsid="002e27e4"/>
    </style:style>
    <style:style style:name="T17" style:family="text">
      <style:text-properties officeooo:rsid="002ea523"/>
    </style:style>
    <style:style style:name="T18" style:family="text">
      <style:text-properties officeooo:rsid="00309b32"/>
    </style:style>
    <style:style style:name="T19" style:family="text">
      <style:text-properties officeooo:rsid="0033c8ac"/>
    </style:style>
    <style:style style:name="T20" style:family="text">
      <style:text-properties style:font-name="Arial1" officeooo:rsid="002b99d2"/>
    </style:style>
    <style:style style:name="T21" style:family="text">
      <style:text-properties style:font-name="Arial1" officeooo:rsid="003c892b"/>
    </style:style>
    <style:style style:name="T22" style:family="text">
      <style:text-properties style:font-name="Arial1" officeooo:rsid="00346a0a"/>
    </style:style>
    <style:style style:name="T23" style:family="text">
      <style:text-properties style:font-name="Arial1" officeooo:rsid="00461c56"/>
    </style:style>
    <style:style style:name="T24" style:family="text">
      <style:text-properties style:font-name="Arial1" officeooo:rsid="004a0fb3"/>
    </style:style>
    <style:style style:name="T25" style:family="text">
      <style:text-properties style:font-name="Arial1" officeooo:rsid="0038c8bc"/>
    </style:style>
    <style:style style:name="T26" style:family="text">
      <style:text-properties officeooo:rsid="0038c8bc"/>
    </style:style>
    <style:style style:name="T27" style:family="text">
      <style:text-properties fo:font-style="normal" style:text-underline-style="none" officeooo:rsid="002b1c46" style:font-style-asian="normal" style:font-style-complex="normal"/>
    </style:style>
    <style:style style:name="T28" style:family="text">
      <style:text-properties fo:font-style="normal" style:text-underline-style="none" officeooo:rsid="0038c8b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7">sont frère et le lui le répète à de multiples reprise. </text:span><text:span text:style-name="T28">E</text:span><text:span text:style-name="T27">lle lui fera aussi par</text:span><text:span text:style-name="T28">t</text:span><text:span text:style-name="T27"> de ses frustration</text:span><text:span text:style-name="T28">s. E</text:span><text:span text:style-name="T27">n effet, elle avoue être jalouse de la vie libre de son frère comparé à la sienne qui se résume à sa vie familiale. Antoine, lui sa frustration et sa colère suite à son départ, il lui fait part </text:span><text:span text:style-name="T28">de façon colérique</text:span><text:span text:style-name="T27"> de son impression de favoritisme à son égar</text:span><text:span text:style-name="T28">d</text:span><text:span text:style-name="T27">, lui le grand écrivain de la famille. On constate donc que tout les membres de la famille sont en crise personnelle, suite au départ de Louis.</text:span></text:p>
      <text:p text:style-name="P8"><text:tab/><text:span text:style-name="T14">La pièce est surtout marqué par une tragédie du langage. </text:span><text:span text:style-name="T15">En effet,</text:span><text:span text:style-name="T14"> </text:span><text:span text:style-name="T15">t</text:span><text:span text:style-name="T14">oute la pièce est ponctué</text:span><text:span text:style-name="T26">e</text:span><text:span text:style-name="T14"> de multiples monologue</text:span><text:span text:style-name="T15">s</text:span><text:span text:style-name="T14">, cependant </text:span><text:span text:style-name="T15">ceux-ci ne sont pas compris par les autres. </text:span><text:span text:style-name="T7">En effet, chaque membre de la famille utilisent l’expression « ce que je veux dire » pourtant sans jamais exprimer clairement ce qu’ils pensent. Ils se reprennent sans cesse, se corrigent, et recommence leurs phrase</text:span><text:span text:style-name="T15">s</text:span><text:span text:style-name="T7"> mais ne </text:span><text:span text:style-name="T15">trouvent jamais les mots justes. C’est incapacité profonde à communiquer maintient la tension durant toute la pièce et </text:span><text:span text:style-name="T16">s’</text:span><text:span text:style-name="T17">inscrit</text:span><text:span text:style-name="T15"> comme</text:span><text:span text:style-name="T14"> un drame de l’incapacité à communiquer.</text:span></text:p>
      <text:p text:style-name="P9"><text:tab/><text:span text:style-name="T23">Finalement, le non-dit constitue le cœur du drame familial. Malgré son statut d'écrivain doué pour les mots, Louis demeure mystérieux et silencieux pendant toute la pièce, ce qui est paradoxal. Se demande-t-il réellement d'être compris ? Il décide volontairement de garder secrète la raison de son retour, engendrant des incompréhensions et des tensions non résolues. </text:span><text:span text:style-name="T24">L</text:span><text:span text:style-name="T23">e silence </text:span><text:span text:style-name="T24">et les non-dits </text:span><text:span text:style-name="T23">devien</text:span><text:span text:style-name="T24">nen</text:span><text:span text:style-name="T23">t </text:span><text:span text:style-name="T24">donc les éléments</text:span><text:span text:style-name="T23"> du drame, impactant la cohésion familiale, et le déroulement de l'histoire.</text:span></text:p>
      <text:p text:style-name="P8"/>
      <text:p text:style-name="P8"><text:tab/><text:span text:style-name="T18">En définitive, la définition de Sarrazac est bien pertinente. </text:span><text:span text:style-name="T26">N</text:span><text:span text:style-name="T18">ous avons pu voir que Louis le porteur du drame principale dans la famille ne va finalement jamais en faire part aux autre suite </text:span><text:span text:style-name="T26">à</text:span><text:span text:style-name="T18"> une retenu</text:span><text:span text:style-name="T26">e</text:span><text:span text:style-name="T18"> personnelle et des difficultés à écouter. </text:span><text:span text:style-name="T26">C</text:span><text:span text:style-name="T18">e</text:span><text:span text:style-name="T26">la</text:span><text:span text:style-name="T18"> ne fera jamais advenir le drame avec Louis qui quittera sa famille sans en avoir fait part. Cependant, les personnages de la pièce font tous face à leur</text:span><text:span text:style-name="T26">s</text:span><text:span text:style-name="T18"> propre</text:span><text:span text:style-name="T26">s</text:span><text:span text:style-name="T18"> crise</text:span><text:span text:style-name="T26">s</text:span><text:span text:style-name="T18"> personnelles ainsi qu’à une incapacité à communiquer pleinement, la pièce est donc rempli</text:span><text:span text:style-name="T26">e</text:span><text:span text:style-name="T18"> d’élément</text:span><text:span text:style-name="T26">s</text:span><text:span text:style-name="T18"> dramatique</text:span><text:span text:style-name="T26">s</text:span><text:span text:style-name="T18"> qui viennent se superposer au fil du temps. </text:span><text:span text:style-name="T19">La pièce de Jean-Luc Lagarce nous ouvre les yeux sur l’importance de la communication dans toutes les relations humaines et nous fait nous questionner sur notre rapport à la famille.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3:35:53.569874425</meta:creation-date>
    <meta:generator>LibreOffice/7.4.7.2$Linux_X86_64 LibreOffice_project/40$Build-2</meta:generator>
    <dc:date>2024-01-07T22:43:21.331619003</dc:date>
    <meta:editing-duration>PT16H38M47S</meta:editing-duration>
    <meta:editing-cycles>26</meta:editing-cycles>
    <meta:print-date>2024-01-07T22:38:14.852828108</meta:print-date>
    <meta:document-statistic meta:table-count="0" meta:image-count="0" meta:object-count="0" meta:page-count="1" meta:paragraph-count="4" meta:word-count="388" meta:character-count="2339" meta:non-whitespace-character-count="1952"/>
  </office:meta>
</office:document-meta>
</file>